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e90012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3dd2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99998400000pt" svg:height="100.00000000000pt"/>
          <draw:rect draw:style-name="gr3" draw:id="shape3" draw:name="rect403" draw:layer="" svg:width="149.99990400000pt" svg:height="50.30775760000pt" svg:x="0.00004306372pt" svg:y="24.84609360000pt"/>
          <draw:path draw:style-name="gr4" draw:id="shape4" draw:name="path138" draw:layer="" svg:width="226.69839624804pt" svg:height="226.69840102535pt" draw:transform="matrix(0.18995672000 0.00000000000 0.00000000000 0.18995672000 53.45398995791pt 28.45406625150pt)" svg:viewBox="0 0 227 227" svg:d="M226.698 113.35C226.698 175.95 175.95 226.698 113.35 226.698C50.7482 226.698 -1.31922e-06 175.95 4.54445e-14 113.35C-1.31922e-06 50.7482 50.7482 0 113.35 0C175.95 0 226.698 50.7482 226.698 113.35Z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2:16</dc:date>
    <meta:creation-date>2011-05-22T06:10:18</meta:creation-date>
    <dc:creator>Yue Liu</dc:creator>
  </office:meta>
</office:document-meta>
</file>